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Hack Nerd Font" svg:font-family="'Hack Nerd Font'" style:font-pitch="fixed"/>
    <style:font-face style:name="Likhan" svg:font-family="Likh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9" style:family="table">
      <style:table-properties style:width="16.787cm" fo:margin-left="0cm" fo:margin-top="0cm" fo:margin-bottom="0cm" table:align="left" style:writing-mode="lr-tb"/>
    </style:style>
    <style:style style:name="Table9.A" style:family="table-column">
      <style:table-column-properties style:column-width="2.976cm"/>
    </style:style>
    <style:style style:name="Table9.B" style:family="table-column">
      <style:table-column-properties style:column-width="13.809cm"/>
    </style:style>
    <style:style style:name="Table9.1" style:family="table-row">
      <style:table-row-properties style:min-row-height="0.39cm" fo:keep-together="auto"/>
    </style:style>
    <style:style style:name="Table9.A1" style:family="table-cell">
      <style:table-cell-properties style:vertical-align="middle" fo:background-color="#ffffff" fo:padding-left="0.423cm" fo:padding-right="0.212cm" fo:padding-top="0.212cm" fo:padding-bottom="0.212cm" fo:border="0.5pt solid #000000">
        <style:background-image/>
      </style:table-cell-properties>
    </style:style>
    <style:style style:name="Table9.B1" style:family="table-cell">
      <style:table-cell-properties style:vertical-align="middle" fo:background-color="#ffffff" fo:padding="0.212cm" fo:border="0.5pt solid #000000">
        <style:background-image/>
      </style:table-cell-properties>
    </style:style>
    <style:style style:name="Table9.2" style:family="table-row">
      <style:table-row-properties style:min-row-height="0.517cm" fo:keep-together="auto"/>
    </style:style>
    <style:style style:name="Table9.A2" style:family="table-cell">
      <style:table-cell-properties style:vertical-align="middle" fo:background-color="#f1f1f1" fo:padding-left="0.423cm" fo:padding-right="0.212cm" fo:padding-top="0.212cm" fo:padding-bottom="0.212cm" fo:border="0.5pt solid #000000">
        <style:background-image/>
      </style:table-cell-properties>
    </style:style>
    <style:style style:name="Table9.B2" style:family="table-cell">
      <style:table-cell-properties style:vertical-align="middle" fo:background-color="#f1f1f1" fo:padding="0.212cm" fo:border="0.5pt solid #000000">
        <style:background-image/>
      </style:table-cell-properties>
    </style:style>
    <style:style style:name="Table9.3" style:family="table-row">
      <style:table-row-properties style:min-row-height="0.263cm" fo:keep-together="auto"/>
    </style:style>
    <style:style style:name="Table9.4" style:family="table-row">
      <style:table-row-properties style:min-row-height="0.358cm" fo:keep-together="auto"/>
    </style:style>
    <style:style style:name="Table10" style:family="table">
      <style:table-properties style:width="17.263cm" fo:margin-left="0cm" fo:margin-top="0cm" fo:margin-bottom="0cm" table:align="left" style:writing-mode="lr-tb"/>
    </style:style>
    <style:style style:name="Table10.A" style:family="table-column">
      <style:table-column-properties style:column-width="3.512cm"/>
    </style:style>
    <style:style style:name="Table10.B" style:family="table-column">
      <style:table-column-properties style:column-width="13.75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423cm" fo:padding-right="0.212cm" fo:padding-top="0.212cm" fo:padding-bottom="0.212cm" fo:border="0.5pt solid #000000">
        <style:background-image/>
      </style:table-cell-properties>
    </style:style>
    <style:style style:name="Table10.B1" style:family="table-cell">
      <style:table-cell-properties fo:background-color="#ffffff" fo:padding="0.212cm" fo:border="0.5pt solid #000000">
        <style:background-image/>
      </style:table-cell-properties>
    </style:style>
    <style:style style:name="Table10.A2" style:family="table-cell">
      <style:table-cell-properties fo:background-color="#f1f1f1" fo:padding-left="0.423cm" fo:padding-right="0.212cm" fo:padding-top="0.212cm" fo:padding-bottom="0.212cm" fo:border="0.5pt solid #000000">
        <style:background-image/>
      </style:table-cell-properties>
    </style:style>
    <style:style style:name="Table10.B2" style:family="table-cell">
      <style:table-cell-properties fo:background-color="#f1f1f1" fo:padding="0.212cm" fo:border="0.5pt solid #000000">
        <style:background-image/>
      </style:table-cell-properties>
    </style:style>
    <style:style style:name="P1" style:family="paragraph" style:parent-style-name="Heading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Heading_20_1">
      <style:text-properties fo:font-size="13pt" officeooo:rsid="00178d9a" officeooo:paragraph-rsid="00178d9a" style:font-size-asian="13pt" style:font-size-complex="13pt"/>
    </style:style>
    <style:style style:name="P3" style:family="paragraph" style:parent-style-name="Heading_20_2" style:list-style-name="">
      <loext:graphic-properties draw:fill="solid" draw:fill-color="#ffffff"/>
      <style:paragraph-properties fo:margin-top="0.265cm" fo:margin-bottom="0.265cm" loext:contextual-spacing="false" fo:line-height="100%" fo:background-color="#ffffff"/>
      <style:text-properties officeooo:paragraph-rsid="00159290"/>
    </style:style>
    <style:style style:name="P4" style:family="paragraph" style:parent-style-name="List_20_Paragraph" style:list-style-name="WWNum4">
      <loext:graphic-properties draw:fill="solid" draw:fill-color="#ffffff"/>
      <style:paragraph-properties fo:margin-top="0cm" fo:margin-bottom="0cm" loext:contextual-spacing="true" fo:line-height="150%" fo:background-color="#ffffff">
        <style:tab-stops>
          <style:tab-stop style:position="9.472cm"/>
        </style:tab-stops>
      </style:paragraph-properties>
      <style:text-properties fo:color="#000000" style:font-name="Times New Roman" fo:font-size="12pt" officeooo:rsid="0015a54d" officeooo:paragraph-rsid="0015a54d" style:font-size-asian="12pt" style:font-name-complex="Times New Roman1" style:font-size-complex="12pt" style:font-weight-complex="bold"/>
    </style:style>
    <style:style style:name="P5" style:family="paragraph" style:parent-style-name="List_20_Paragraph" style:list-style-name="WWNum4">
      <loext:graphic-properties draw:fill="solid" draw:fill-color="#ffffff"/>
      <style:paragraph-properties fo:margin-top="0cm" fo:margin-bottom="0cm" loext:contextual-spacing="true" fo:line-height="150%" fo:background-color="#ffffff">
        <style:tab-stops>
          <style:tab-stop style:position="9.472cm"/>
        </style:tab-stops>
      </style:paragraph-properties>
      <style:text-properties fo:color="#000000" style:font-name="Times New Roman" fo:font-size="12pt" officeooo:rsid="0015a54d" officeooo:paragraph-rsid="00178d9a" style:font-size-asian="12pt" style:font-name-complex="Times New Roman1" style:font-size-complex="12pt" style:font-weight-complex="bold"/>
    </style:style>
    <style:style style:name="P6" style:family="paragraph" style:parent-style-name="List_20_Paragraph" style:list-style-name="">
      <loext:graphic-properties draw:fill="solid" draw:fill-color="#ffffff"/>
      <style:paragraph-properties fo:margin-top="0cm" fo:margin-bottom="0cm" loext:contextual-spacing="true" fo:line-height="150%" fo:background-color="#ffffff">
        <style:tab-stops>
          <style:tab-stop style:position="9.472cm"/>
        </style:tab-stops>
      </style:paragraph-properties>
      <style:text-properties fo:color="#000000" style:font-name="Times New Roman" fo:font-size="12pt" officeooo:rsid="0015a54d" officeooo:paragraph-rsid="0015a54d" style:font-size-asian="12pt" style:font-name-complex="Times New Roman1" style:font-size-complex="12pt" style:font-weight-complex="bold"/>
    </style:style>
    <style:style style:name="P7" style:family="paragraph" style:parent-style-name="List_20_Paragraph" style:list-style-name="">
      <loext:graphic-properties draw:fill="solid" draw:fill-color="#ffffff"/>
      <style:paragraph-properties fo:margin-top="0cm" fo:margin-bottom="0cm" loext:contextual-spacing="true" fo:line-height="150%" fo:background-color="#ffffff">
        <style:tab-stops>
          <style:tab-stop style:position="9.472cm"/>
        </style:tab-stops>
      </style:paragraph-properties>
      <style:text-properties fo:color="#000000" style:font-name="Times New Roman" fo:font-size="12pt" fo:font-weight="bold" officeooo:rsid="0015a54d" officeooo:paragraph-rsid="0015a54d" style:font-size-asian="12pt" style:font-weight-asian="bold" style:font-name-complex="Times New Roman1" style:font-size-complex="12pt" style:font-weight-complex="bold"/>
    </style:style>
    <style:style style:name="P8" style:family="paragraph" style:parent-style-name="List_20_Paragraph" style:list-style-name="">
      <loext:graphic-properties draw:fill="solid" draw:fill-color="#ffffff"/>
      <style:paragraph-properties fo:margin-left="0cm" fo:margin-right="0cm" fo:margin-top="0cm" fo:margin-bottom="0cm" loext:contextual-spacing="true" fo:line-height="150%" fo:text-indent="0cm" style:auto-text-indent="false" fo:background-color="#ffffff">
        <style:tab-stops>
          <style:tab-stop style:position="9.472cm"/>
        </style:tab-stops>
      </style:paragraph-properties>
      <style:text-properties fo:color="#000000" style:font-name="Times New Roman" fo:font-size="12pt" fo:font-weight="normal" officeooo:rsid="00178d9a" officeooo:paragraph-rsid="00178d9a" style:font-size-asian="12pt" style:font-weight-asian="normal" style:font-name-complex="Times New Roman1" style:font-size-complex="12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>
        <style:tab-stops>
          <style:tab-stop style:position="9.472cm"/>
        </style:tab-stops>
      </style:paragraph-properties>
      <style:text-properties officeooo:paragraph-rsid="00178d9a"/>
    </style:style>
    <style:style style:name="P10" style:family="paragraph" style:parent-style-name="Standard">
      <style:text-properties officeooo:rsid="001983bc" officeooo:paragraph-rsid="001983bc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paragraph-rsid="00159290" style:font-size-asian="12pt" style:font-name-complex="Times New Roman1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paragraph-rsid="0015a54d" style:font-size-asian="12pt" style:font-name-complex="Times New Roman1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font-weight="bold" officeooo:paragraph-rsid="00159290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59290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159290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59290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15a54d"/>
    </style:style>
    <style:style style:name="P18" style:family="paragraph" style:parent-style-name="Standard">
      <style:paragraph-properties fo:margin-left="0.635cm" fo:margin-right="0cm" fo:margin-top="0cm" fo:margin-bottom="0cm" loext:contextual-spacing="false" fo:line-height="150%" fo:text-indent="0cm" style:auto-text-indent="false">
        <style:tab-stops>
          <style:tab-stop style:position="9.472cm"/>
        </style:tab-stops>
      </style:paragraph-properties>
      <style:text-properties officeooo:paragraph-rsid="0015a54d"/>
    </style:style>
    <style:style style:name="P19" style:family="paragraph" style:parent-style-name="Standard">
      <style:paragraph-properties fo:margin-left="0.635cm" fo:margin-right="0cm" fo:margin-top="0cm" fo:margin-bottom="0cm" loext:contextual-spacing="false" fo:line-height="150%" fo:text-indent="0cm" style:auto-text-indent="false">
        <style:tab-stops>
          <style:tab-stop style:position="9.472cm"/>
        </style:tab-stops>
      </style:paragraph-properties>
      <style:text-properties style:font-name="Helvetica" fo:font-size="13pt" style:text-underline-style="solid" style:text-underline-width="auto" style:text-underline-color="font-color" fo:font-weight="bold" officeooo:paragraph-rsid="0015a54d" fo:background-color="#ffffff" style:font-size-asian="13pt" style:font-weight-asian="bold" style:font-name-complex="Helvetica1" style:font-size-complex="13pt"/>
    </style:style>
    <style:style style:name="P20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Text_20_body">
      <style:text-properties fo:font-size="13pt" fo:font-weight="bold" officeooo:rsid="001983bc" officeooo:paragraph-rsid="001983bc" style:font-size-asian="13pt" style:font-weight-asian="bold" style:font-size-complex="13pt" style:font-weight-complex="bold"/>
    </style:style>
    <style:style style:name="P22" style:family="paragraph" style:parent-style-name="Text_20_body">
      <style:text-properties fo:color="#000000" style:font-name="Times New Roman" fo:font-size="12pt" fo:font-weight="bold" officeooo:rsid="0015a54d" officeooo:paragraph-rsid="001983bc" style:font-size-asian="12pt" style:font-weight-asian="bold" style:font-name-complex="Times New Roman1" style:font-size-complex="12pt" style:font-weight-complex="bold"/>
    </style:style>
    <style:style style:name="T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fo:color="#000000" style:font-name="Times New Roman" fo:font-size="12pt" style:font-size-asian="12pt" style:font-name-complex="Times New Roman1" style:font-size-complex="12pt" style:font-weight-complex="bold"/>
    </style:style>
    <style:style style:name="T6" style:family="text">
      <style:text-properties fo:color="#00000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7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9" style:family="text">
      <style:text-properties fo:color="#000000" style:font-name="Times New Roman" fo:font-size="11.5pt" style:font-name-asian="Times New Roman1" style:font-size-asian="11.5pt" style:font-name-complex="Times New Roman1" style:font-size-complex="11.5pt"/>
    </style:style>
    <style:style style:name="T10" style:family="text">
      <style:text-properties fo:color="#000000" style:font-name="Times New Roman" fo:font-size="11.5pt" style:font-name-asian="Times New Roman1" style:font-size-asian="11.5pt" style:font-name-complex="Times New Roman1" style:font-size-complex="11.5pt"/>
    </style:style>
    <style:style style:name="T11" style:family="text">
      <style:text-properties fo:color="#000000" style:font-name="Courier New" fo:font-size="12pt" style:font-size-asian="12pt" style:font-name-complex="Courier New1" style:font-size-complex="12pt" style:font-weight-complex="bold"/>
    </style:style>
    <style:style style:name="T12" style:family="text">
      <style:text-properties style:font-name="Helvetica" fo:font-size="13pt" fo:font-weight="bold" fo:background-color="#ffffff" loext:char-shading-value="0" style:font-size-asian="13pt" style:font-weight-asian="bold" style:font-name-complex="Helvetica1" style:font-size-complex="13pt"/>
    </style:style>
    <style:style style:name="T13" style:family="text">
      <style:text-properties style:font-name="Helvetica" fo:font-size="13pt" fo:font-weight="bold" fo:background-color="#ffffff" loext:char-shading-value="0" style:font-size-asian="13pt" style:font-weight-asian="bold" style:font-name-complex="Helvetica1" style:font-size-complex="13pt" style:font-weight-complex="bold"/>
    </style:style>
    <style:style style:name="T14" style:family="text">
      <style:text-properties style:font-name="Helvetica" fo:font-size="13pt" style:text-underline-style="solid" style:text-underline-width="auto" style:text-underline-color="font-color" fo:font-weight="bold" fo:background-color="#ffffff" loext:char-shading-value="0" style:font-size-asian="13pt" style:font-weight-asian="bold" style:font-name-complex="Helvetica1" style:font-size-complex="13pt"/>
    </style:style>
    <style:style style:name="T15" style:family="text">
      <style:text-properties style:font-name="Helvetica" fo:font-weight="normal" fo:background-color="#ffffff" loext:char-shading-value="0" style:font-weight-asian="normal" style:font-name-complex="Helvetica1" style:font-weight-complex="normal"/>
    </style:style>
    <style:style style:name="T16" style:family="text">
      <style:text-properties style:font-name="Helvetica" fo:background-color="#ffffff" loext:char-shading-value="0" style:font-name-complex="Helvetica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983bc" style:font-weight-asian="normal" style:font-weight-complex="normal"/>
    </style:style>
    <style:style style:name="T19" style:family="text">
      <style:text-properties officeooo:rsid="001983bc"/>
    </style:style>
    <style:style style:name="T20" style:family="text">
      <style:text-properties fo:font-size="13pt" style:font-size-asian="11.3500003814697pt" style:font-size-complex="13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style:font-name="Hack Nerd Font"/>
    </style:style>
    <style:style style:name="T24" style:family="text">
      <style:text-properties style:font-name="Hack Nerd Font" officeooo:rsid="001983bc"/>
    </style:style>
    <style:style style:name="T25" style:family="text">
      <style:text-properties style:font-name="Hack Nerd Font"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3"><text:tab/><text:tab/><text:tab/><text:tab/><text:tab/><text:tab/>Experiment 2 </text:span></text:p>
      <text:p text:style-name="P13"/>
      <text:p text:style-name="P15"><text:span text:style-name="T3">Aim : Write python programs to understand Byte array, Range, Set and STRING</text:span></text:p>
      <text:p text:style-name="P15"><text:span text:style-name="T3">Functions</text:span></text:p>
      <text:p text:style-name="P13"/>
      <text:p text:style-name="P15"><text:span text:style-name="T3">[A] bytearray() function</text:span></text:p>
      <text:p text:style-name="P11"/>
      <text:p text:style-name="P15"><text:span text:style-name="T5">bytearray() method returns a bytearray object which is an array of given bytes. It gives a mutable sequence of integers in the range 0 &lt;= x &lt; 256.</text:span></text:p>
      <text:p text:style-name="P11"/>
      <text:p text:style-name="P15"><text:span text:style-name="T5">Syntax: <text:s/></text:span></text:p>
      <text:p text:style-name="P15"><text:span text:style-name="T5"><text:s text:c="13"/>bytearray(source, encoding, errors)</text:span></text:p>
      <text:p text:style-name="P11"/>
      <text:p text:style-name="P15"><text:span text:style-name="T3">Parameters:</text:span></text:p>
      <text:p text:style-name="P11"/>
      <text:p text:style-name="P15"><text:span text:style-name="T5">source[optional]: Initializes the array of bytes</text:span></text:p>
      <text:p text:style-name="P15"><text:span text:style-name="T5">encoding[optional]: Encoding of the string</text:span></text:p>
      <text:p text:style-name="P15"><text:span text:style-name="T5">errors[optional]: Takes action when encoding fails</text:span></text:p>
      <text:p text:style-name="P15"><text:span text:style-name="T5">Returns: Returns an array of bytes of the given size.</text:span></text:p>
      <text:p text:style-name="P15"><text:span text:style-name="T5">source parameter can be used to initialize the array in few different ways.</text:span></text:p>
      <text:p text:style-name="P11"/>
      <text:p text:style-name="P15"><text:span text:style-name="T3">[B] Python range() Function</text:span></text:p>
      <text:p text:style-name="P11"/>
      <text:p text:style-name="P15"><text:span text:style-name="T5">Example</text:span></text:p>
      <text:p text:style-name="P11"/>
      <text:p text:style-name="P15"><text:span text:style-name="T5">Create a sequence of numbers from 0 to 5, and print each item in the sequence:</text:span></text:p>
      <text:p text:style-name="P11"/>
      <text:p text:style-name="P15"><text:span text:style-name="T5">x = range(6)</text:span></text:p>
      <text:p text:style-name="P15"><text:span text:style-name="T5">for n in x:</text:span></text:p>
      <text:p text:style-name="P15"><text:span text:style-name="T5"><text:s text:c="2"/>print(n)</text:span></text:p>
      <text:p text:style-name="P11"/>
      <text:p text:style-name="P11"/>
      <text:p text:style-name="P15"><text:span text:style-name="T5">Definition and Usage : The range() function returns a sequence of numbers, starting from 0 by default, and increments by 1 (by default), and ends at a specified number.</text:span></text:p>
      <text:p text:style-name="P11"/>
      <text:p text:style-name="P15"><text:span text:style-name="T3">Syntax:</text:span></text:p>
      <text:p text:style-name="P13"/>
      <text:p text:style-name="P15"><text:span text:style-name="T3">range(start, stop, step)</text:span></text:p>
      <text:p text:style-name="P11"/>
      <text:p text:style-name="P11"/>
      <text:h text:style-name="P3" text:outline-level="2"><text:span text:style-name="T1">Parameter Values</text:span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"><text:span text:style-name="T4">Parameter</text:span></text:p>
          </table:table-cell>
          <table:table-cell table:style-name="Table9.B1" office:value-type="string">
            <text:p text:style-name="P14"><text:span text:style-name="T4">Description</text:span></text:p>
          </table:table-cell>
        </table:table-row>
        <table:table-row table:style-name="Table9.2">
          <table:table-cell table:style-name="Table9.A2" office:value-type="string">
            <text:p text:style-name="P14"><text:span text:style-name="T6">start</text:span></text:p>
          </table:table-cell>
          <table:table-cell table:style-name="Table9.B2" office:value-type="string">
            <text:p text:style-name="P14"><text:span text:style-name="T7">Optional. An integer number specifying at which position to start. Default is 0</text:span></text:p>
          </table:table-cell>
        </table:table-row>
        <text:soft-page-break/>
        <table:table-row table:style-name="Table9.3">
          <table:table-cell table:style-name="Table9.A1" office:value-type="string">
            <text:p text:style-name="P14"><text:span text:style-name="T6">stop</text:span></text:p>
          </table:table-cell>
          <table:table-cell table:style-name="Table9.B1" office:value-type="string">
            <text:p text:style-name="P14"><text:span text:style-name="T7">Required. An integer number specifying at which position to end.</text:span></text:p>
          </table:table-cell>
        </table:table-row>
        <table:table-row table:style-name="Table9.4">
          <table:table-cell table:style-name="Table9.A2" office:value-type="string">
            <text:p text:style-name="P14"><text:span text:style-name="T6">step</text:span></text:p>
          </table:table-cell>
          <table:table-cell table:style-name="Table9.B2" office:value-type="string">
            <text:p text:style-name="P14"><text:span text:style-name="T7">Optional. An integer number specifying the incrementation. Default is 1</text:span></text:p>
          </table:table-cell>
        </table:table-row>
      </table:table>
      <text:p text:style-name="P11"/>
      <text:p text:style-name="P15"><text:span text:style-name="T3">Example</text:span></text:p>
      <text:p text:style-name="P11"/>
      <text:p text:style-name="P15"><text:span text:style-name="T5">Create a sequence of numbers from 3 to 5, and print each item in the sequence:</text:span></text:p>
      <text:p text:style-name="P11"/>
      <text:p text:style-name="P15"><text:span text:style-name="T5">x = range(3, 6)</text:span></text:p>
      <text:p text:style-name="P15"><text:span text:style-name="T5">for n in x:</text:span></text:p>
      <text:p text:style-name="P15"><text:span text:style-name="T5"><text:s text:c="2"/>print(n)</text:span></text:p>
      <text:p text:style-name="P15"><text:span text:style-name="T5">Example</text:span></text:p>
      <text:p text:style-name="P15"><text:span text:style-name="T5">Create a sequence of numbers from 3 to 19, but increment by 2 instead of 1:</text:span></text:p>
      <text:p text:style-name="P11"/>
      <text:p text:style-name="P15"><text:span text:style-name="T5">x = range(3, 20, 2)</text:span></text:p>
      <text:p text:style-name="P15"><text:span text:style-name="T5">for n in x:</text:span></text:p>
      <text:p text:style-name="P15"><text:span text:style-name="T5"><text:s text:c="2"/>print(n)</text:span></text:p>
      <text:p text:style-name="P11"/>
      <text:p text:style-name="P15"><text:span text:style-name="T3">[C] Set :</text:span><text:span text:style-name="T5"> A set is a collection which is unordered and unindexed. In Python sets are written with curly brackets.</text:span></text:p>
      <text:p text:style-name="P11"/>
      <text:p text:style-name="P15"><text:span text:style-name="T3">Example</text:span></text:p>
      <text:p text:style-name="P15"><text:span text:style-name="T5">Create a Set:</text:span></text:p>
      <text:p text:style-name="P11"/>
      <text:p text:style-name="P15"><text:span text:style-name="T5">thisset = {"apple", "banana", "cherry"}</text:span></text:p>
      <text:p text:style-name="P15"><text:span text:style-name="T5">print(thisset)</text:span></text:p>
      <text:p text:style-name="P11"/>
      <text:p text:style-name="P15"><text:span text:style-name="T3">Access Items : </text:span><text:span text:style-name="T5">You cannot access items in a set by referring to an index, since sets are unordered the items has no index. But you can loop through the set items using a for loop, or ask if a specified value is present in a set, by using the in keyword.</text:span></text:p>
      <text:p text:style-name="P11"/>
      <text:p text:style-name="P15"><text:span text:style-name="T3">Example</text:span></text:p>
      <text:p text:style-name="P11"/>
      <text:p text:style-name="P15"><text:span text:style-name="T5">Loop through the set, and print the values:</text:span></text:p>
      <text:p text:style-name="P15"><text:span text:style-name="T5">thisset = {"apple", "banana", "cherry"}</text:span></text:p>
      <text:p text:style-name="P11"/>
      <text:p text:style-name="P15"><text:span text:style-name="T5">for x in thisset:</text:span></text:p>
      <text:p text:style-name="P15"><text:span text:style-name="T5"><text:s text:c="2"/>print(x)</text:span></text:p>
      <text:p text:style-name="P15"><text:span text:style-name="T5"/></text:p>
      <text:p text:style-name="P17"><text:span text:style-name="T2">Python String Methods:</text:span></text:p>
      <text:p text:style-name="P12"/>
      <text:p text:style-name="P17"><text:span text:style-name="T5">Python has a set of built-in methods that you can use on strings.</text:span></text:p>
      <text:p text:style-name="P1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7"><text:span text:style-name="T8">Method</text:span></text:p>
          </table:table-cell>
          <table:table-cell table:style-name="Table10.B1" office:value-type="string">
            <text:p text:style-name="P17"><text:span text:style-name="T8">Description</text:span></text:p>
          </table:table-cell>
        </table:table-row>
        <text:soft-page-break/>
        <table:table-row table:style-name="Table10.1">
          <table:table-cell table:style-name="Table10.A2" office:value-type="string">
            <text:p text:style-name="P17"><text:a xlink:type="simple" xlink:href="https://www.w3schools.com/python/ref_string_capitalize.asp" text:style-name="Standard" text:visited-style-name="Standard"><text:span text:style-name="T9">capitalize()</text:span></text:a></text:p>
          </table:table-cell>
          <table:table-cell table:style-name="Table10.B2" office:value-type="string">
            <text:p text:style-name="P17"><text:span text:style-name="T9">Converts the first character to upper case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casefold.asp" text:style-name="Standard" text:visited-style-name="Standard"><text:span text:style-name="T9">casefold()</text:span></text:a></text:p>
          </table:table-cell>
          <table:table-cell table:style-name="Table10.B1" office:value-type="string">
            <text:p text:style-name="P17"><text:span text:style-name="T9">Converts string into lower case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center.asp" text:style-name="Standard" text:visited-style-name="Standard"><text:span text:style-name="T9">center()</text:span></text:a></text:p>
          </table:table-cell>
          <table:table-cell table:style-name="Table10.B2" office:value-type="string">
            <text:p text:style-name="P17"><text:span text:style-name="T9">Returns a centered string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count.asp" text:style-name="Standard" text:visited-style-name="Standard"><text:span text:style-name="T9">count()</text:span></text:a></text:p>
          </table:table-cell>
          <table:table-cell table:style-name="Table10.B1" office:value-type="string">
            <text:p text:style-name="P17"><text:span text:style-name="T9">Returns the number of times a specified value occurs in a string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encode.asp" text:style-name="Standard" text:visited-style-name="Standard"><text:span text:style-name="T9">encode()</text:span></text:a></text:p>
          </table:table-cell>
          <table:table-cell table:style-name="Table10.B2" office:value-type="string">
            <text:p text:style-name="P17"><text:span text:style-name="T9">Returns an encoded version of the string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endswith.asp" text:style-name="Standard" text:visited-style-name="Standard"><text:span text:style-name="T9">endswith()</text:span></text:a></text:p>
          </table:table-cell>
          <table:table-cell table:style-name="Table10.B1" office:value-type="string">
            <text:p text:style-name="P17"><text:span text:style-name="T9">Returns true if the string ends with the specified value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expandtabs.asp" text:style-name="Standard" text:visited-style-name="Standard"><text:span text:style-name="T9">expandtabs()</text:span></text:a></text:p>
          </table:table-cell>
          <table:table-cell table:style-name="Table10.B2" office:value-type="string">
            <text:p text:style-name="P17"><text:span text:style-name="T9">Sets the tab size of the string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find.asp" text:style-name="Standard" text:visited-style-name="Standard"><text:span text:style-name="T9">find()</text:span></text:a></text:p>
          </table:table-cell>
          <table:table-cell table:style-name="Table10.B1" office:value-type="string">
            <text:p text:style-name="P17"><text:span text:style-name="T9">Searches the string for a specified value and returns the position of where it was found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format.asp" text:style-name="Standard" text:visited-style-name="Standard"><text:span text:style-name="T9">format()</text:span></text:a></text:p>
          </table:table-cell>
          <table:table-cell table:style-name="Table10.B2" office:value-type="string">
            <text:p text:style-name="P17"><text:span text:style-name="T9">Formats specified values in a string</text:span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9">format_map()</text:span></text:p>
          </table:table-cell>
          <table:table-cell table:style-name="Table10.B1" office:value-type="string">
            <text:p text:style-name="P17"><text:span text:style-name="T9">Formats specified values in a string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index.asp" text:style-name="Standard" text:visited-style-name="Standard"><text:span text:style-name="T9">index()</text:span></text:a></text:p>
          </table:table-cell>
          <table:table-cell table:style-name="Table10.B2" office:value-type="string">
            <text:p text:style-name="P17"><text:span text:style-name="T9">Searches the string for a specified value and returns the position of where it was found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isalnum.asp" text:style-name="Standard" text:visited-style-name="Standard"><text:span text:style-name="T9">isalnum()</text:span></text:a></text:p>
          </table:table-cell>
          <table:table-cell table:style-name="Table10.B1" office:value-type="string">
            <text:p text:style-name="P17"><text:span text:style-name="T9">Returns True if all characters in the string are alphanumeric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isalpha.asp" text:style-name="Standard" text:visited-style-name="Standard"><text:span text:style-name="T9">isalpha()</text:span></text:a></text:p>
          </table:table-cell>
          <table:table-cell table:style-name="Table10.B2" office:value-type="string">
            <text:p text:style-name="P17"><text:span text:style-name="T9">Returns True if all characters in the string are in the alphabet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isdecimal.asp" text:style-name="Standard" text:visited-style-name="Standard"><text:span text:style-name="T9">isdecimal()</text:span></text:a></text:p>
          </table:table-cell>
          <table:table-cell table:style-name="Table10.B1" office:value-type="string">
            <text:p text:style-name="P17"><text:span text:style-name="T9">Returns True if all characters in the string are decimals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isdigit.asp" text:style-name="Standard" text:visited-style-name="Standard"><text:span text:style-name="T9">isdigit()</text:span></text:a></text:p>
          </table:table-cell>
          <table:table-cell table:style-name="Table10.B2" office:value-type="string">
            <text:p text:style-name="P17"><text:span text:style-name="T9">Returns True if all characters in the string are digits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isidentifier.asp" text:style-name="Standard" text:visited-style-name="Standard"><text:span text:style-name="T9">isidentifier()</text:span></text:a></text:p>
          </table:table-cell>
          <table:table-cell table:style-name="Table10.B1" office:value-type="string">
            <text:p text:style-name="P17"><text:span text:style-name="T9">Returns True if the string is an identifier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islower.asp" text:style-name="Standard" text:visited-style-name="Standard"><text:span text:style-name="T9">islower()</text:span></text:a></text:p>
          </table:table-cell>
          <table:table-cell table:style-name="Table10.B2" office:value-type="string">
            <text:p text:style-name="P17"><text:span text:style-name="T9">Returns True if all characters in the string are lower case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isnumeric.asp" text:style-name="Standard" text:visited-style-name="Standard"><text:span text:style-name="T9">isnumeric()</text:span></text:a></text:p>
          </table:table-cell>
          <table:table-cell table:style-name="Table10.B1" office:value-type="string">
            <text:p text:style-name="P17"><text:span text:style-name="T9">Returns True if all characters in the string are numeric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isprintable.asp" text:style-name="Standard" text:visited-style-name="Standard"><text:span text:style-name="T9">isprintable()</text:span></text:a></text:p>
          </table:table-cell>
          <table:table-cell table:style-name="Table10.B2" office:value-type="string">
            <text:p text:style-name="P17"><text:span text:style-name="T9">Returns True if all characters in the string are printable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isspace.asp" text:style-name="Standard" text:visited-style-name="Standard"><text:span text:style-name="T9">isspace()</text:span></text:a></text:p>
          </table:table-cell>
          <table:table-cell table:style-name="Table10.B1" office:value-type="string">
            <text:p text:style-name="P17"><text:span text:style-name="T9">Returns True if all characters in the string are whitespaces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istitle.asp" text:style-name="Standard" text:visited-style-name="Standard"><text:span text:style-name="T9">istitle()</text:span></text:a></text:p>
          </table:table-cell>
          <table:table-cell table:style-name="Table10.B2" office:value-type="string">
            <text:p text:style-name="P17"><text:span text:style-name="T9">Returns True if the string follows the rules of a title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isupper.asp" text:style-name="Standard" text:visited-style-name="Standard"><text:span text:style-name="T9">isupper()</text:span></text:a></text:p>
          </table:table-cell>
          <table:table-cell table:style-name="Table10.B1" office:value-type="string">
            <text:p text:style-name="P17"><text:span text:style-name="T9">Returns True if all characters in the string are upper case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join.asp" text:style-name="Standard" text:visited-style-name="Standard"><text:span text:style-name="T9">join()</text:span></text:a></text:p>
          </table:table-cell>
          <table:table-cell table:style-name="Table10.B2" office:value-type="string">
            <text:p text:style-name="P17"><text:span text:style-name="T9">Joins the elements of an iterable to the end of the string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ljust.asp" text:style-name="Standard" text:visited-style-name="Standard"><text:span text:style-name="T9">ljust()</text:span></text:a></text:p>
          </table:table-cell>
          <table:table-cell table:style-name="Table10.B1" office:value-type="string">
            <text:p text:style-name="P17"><text:span text:style-name="T9">Returns a left justified version of the string</text:span></text:p>
          </table:table-cell>
        </table:table-row>
        <text:soft-page-break/>
        <table:table-row table:style-name="Table10.1">
          <table:table-cell table:style-name="Table10.A2" office:value-type="string">
            <text:p text:style-name="P17"><text:a xlink:type="simple" xlink:href="https://www.w3schools.com/python/ref_string_lower.asp" text:style-name="Standard" text:visited-style-name="Standard"><text:span text:style-name="T9">lower()</text:span></text:a></text:p>
          </table:table-cell>
          <table:table-cell table:style-name="Table10.B2" office:value-type="string">
            <text:p text:style-name="P17"><text:span text:style-name="T9">Converts a string into lower case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lstrip.asp" text:style-name="Standard" text:visited-style-name="Standard"><text:span text:style-name="T9">lstrip()</text:span></text:a></text:p>
          </table:table-cell>
          <table:table-cell table:style-name="Table10.B1" office:value-type="string">
            <text:p text:style-name="P17"><text:span text:style-name="T9">Returns a left trim version of the string</text:span></text:p>
          </table:table-cell>
        </table:table-row>
        <table:table-row table:style-name="Table10.1">
          <table:table-cell table:style-name="Table10.A2" office:value-type="string">
            <text:p text:style-name="P17"><text:span text:style-name="T9">maketrans()</text:span></text:p>
          </table:table-cell>
          <table:table-cell table:style-name="Table10.B2" office:value-type="string">
            <text:p text:style-name="P17"><text:span text:style-name="T9">Returns a translation table to be used in translations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partition.asp" text:style-name="Standard" text:visited-style-name="Standard"><text:span text:style-name="T9">partition()</text:span></text:a></text:p>
          </table:table-cell>
          <table:table-cell table:style-name="Table10.B1" office:value-type="string">
            <text:p text:style-name="P17"><text:span text:style-name="T9">Returns a tuple where the string is parted into three parts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replace.asp" text:style-name="Standard" text:visited-style-name="Standard"><text:span text:style-name="T9">replace()</text:span></text:a></text:p>
          </table:table-cell>
          <table:table-cell table:style-name="Table10.B2" office:value-type="string">
            <text:p text:style-name="P17"><text:span text:style-name="T9">Returns a string where a specified value is replaced with a specified value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rfind.asp" text:style-name="Standard" text:visited-style-name="Standard"><text:span text:style-name="T9">rfind()</text:span></text:a></text:p>
          </table:table-cell>
          <table:table-cell table:style-name="Table10.B1" office:value-type="string">
            <text:p text:style-name="P17"><text:span text:style-name="T9">Searches the string for a specified value and returns the last position of where it was found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rindex.asp" text:style-name="Standard" text:visited-style-name="Standard"><text:span text:style-name="T9">rindex()</text:span></text:a></text:p>
          </table:table-cell>
          <table:table-cell table:style-name="Table10.B2" office:value-type="string">
            <text:p text:style-name="P17"><text:span text:style-name="T9">Searches the string for a specified value and returns the last position of where it was found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rjust.asp" text:style-name="Standard" text:visited-style-name="Standard"><text:span text:style-name="T9">rjust()</text:span></text:a></text:p>
          </table:table-cell>
          <table:table-cell table:style-name="Table10.B1" office:value-type="string">
            <text:p text:style-name="P17"><text:span text:style-name="T9">Returns a right justified version of the string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rpartition.asp" text:style-name="Standard" text:visited-style-name="Standard"><text:span text:style-name="T9">rpartition()</text:span></text:a></text:p>
          </table:table-cell>
          <table:table-cell table:style-name="Table10.B2" office:value-type="string">
            <text:p text:style-name="P17"><text:span text:style-name="T9">Returns a tuple where the string is parted into three parts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rsplit.asp" text:style-name="Standard" text:visited-style-name="Standard"><text:span text:style-name="T9">rsplit()</text:span></text:a></text:p>
          </table:table-cell>
          <table:table-cell table:style-name="Table10.B1" office:value-type="string">
            <text:p text:style-name="P17"><text:span text:style-name="T9">Splits the string at the specified separator, and returns a list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rstrip.asp" text:style-name="Standard" text:visited-style-name="Standard"><text:span text:style-name="T9">rstrip()</text:span></text:a></text:p>
          </table:table-cell>
          <table:table-cell table:style-name="Table10.B2" office:value-type="string">
            <text:p text:style-name="P17"><text:span text:style-name="T9">Returns a right trim version of the string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split.asp" text:style-name="Standard" text:visited-style-name="Standard"><text:span text:style-name="T9">split()</text:span></text:a></text:p>
          </table:table-cell>
          <table:table-cell table:style-name="Table10.B1" office:value-type="string">
            <text:p text:style-name="P17"><text:span text:style-name="T9">Splits the string at the specified separator, and returns a list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splitlines.asp" text:style-name="Standard" text:visited-style-name="Standard"><text:span text:style-name="T9">splitlines()</text:span></text:a></text:p>
          </table:table-cell>
          <table:table-cell table:style-name="Table10.B2" office:value-type="string">
            <text:p text:style-name="P17"><text:span text:style-name="T9">Splits the string at line breaks and returns a list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startswith.asp" text:style-name="Standard" text:visited-style-name="Standard"><text:span text:style-name="T9">startswith()</text:span></text:a></text:p>
          </table:table-cell>
          <table:table-cell table:style-name="Table10.B1" office:value-type="string">
            <text:p text:style-name="P17"><text:span text:style-name="T9">Returns true if the string starts with the specified value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strip.asp" text:style-name="Standard" text:visited-style-name="Standard"><text:span text:style-name="T9">strip()</text:span></text:a></text:p>
          </table:table-cell>
          <table:table-cell table:style-name="Table10.B2" office:value-type="string">
            <text:p text:style-name="P17"><text:span text:style-name="T9">Returns a trimmed version of the string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swapcase.asp" text:style-name="Standard" text:visited-style-name="Standard"><text:span text:style-name="T9">swapcase()</text:span></text:a></text:p>
          </table:table-cell>
          <table:table-cell table:style-name="Table10.B1" office:value-type="string">
            <text:p text:style-name="P17"><text:span text:style-name="T9">Swaps cases, lower case becomes upper case and vice versa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title.asp" text:style-name="Standard" text:visited-style-name="Standard"><text:span text:style-name="T9">title()</text:span></text:a></text:p>
          </table:table-cell>
          <table:table-cell table:style-name="Table10.B2" office:value-type="string">
            <text:p text:style-name="P17"><text:span text:style-name="T9">Converts the first character of each word to upper case</text:span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9">translate()</text:span></text:p>
          </table:table-cell>
          <table:table-cell table:style-name="Table10.B1" office:value-type="string">
            <text:p text:style-name="P17"><text:span text:style-name="T9">Returns a translated string</text:span></text:p>
          </table:table-cell>
        </table:table-row>
        <table:table-row table:style-name="Table10.1">
          <table:table-cell table:style-name="Table10.A2" office:value-type="string">
            <text:p text:style-name="P17"><text:a xlink:type="simple" xlink:href="https://www.w3schools.com/python/ref_string_upper.asp" text:style-name="Standard" text:visited-style-name="Standard"><text:span text:style-name="T9">upper()</text:span></text:a></text:p>
          </table:table-cell>
          <table:table-cell table:style-name="Table10.B2" office:value-type="string">
            <text:p text:style-name="P17"><text:span text:style-name="T9">Converts a string into upper case</text:span></text:p>
          </table:table-cell>
        </table:table-row>
        <table:table-row table:style-name="Table10.1">
          <table:table-cell table:style-name="Table10.A1" office:value-type="string">
            <text:p text:style-name="P17"><text:a xlink:type="simple" xlink:href="https://www.w3schools.com/python/ref_string_zfill.asp" text:style-name="Standard" text:visited-style-name="Standard"><text:span text:style-name="T9">zfill()</text:span></text:a></text:p>
          </table:table-cell>
          <table:table-cell table:style-name="Table10.B1" office:value-type="string">
            <text:p text:style-name="P17"><text:span text:style-name="T9">Fills the string with a specified number of 0 values at the beginning</text:span></text:p>
          </table:table-cell>
        </table:table-row>
      </table:table>
      <text:p text:style-name="P12"/>
      <text:p text:style-name="P17"><text:span text:style-name="T11"/></text:p>
      <text:p text:style-name="P18"><text:span text:style-name="T14">Problem definitions:</text:span></text:p>
      <text:p text:style-name="P19"/>
      <text:list xml:id="list646713041" text:style-name="WWNum4">
        <text:list-item>
          <text:h text:style-name="P4" text:outline-level="2"><text:span text:style-name="T12">Write a Python program to create a bytearray from a list.</text:span></text:h>
          <text:h text:style-name="P4" text:outline-level="2"><text:soft-page-break/><text:span text:style-name="T12">Code: </text:span></text:h>
          <text:list>
            <text:list-header>
              <text:h text:style-name="P4" text:outline-level="2"># W.A.P.P to create a bytearray from a list..................................</text:h>
              <text:h text:style-name="P4" text:outline-level="2"/>
              <text:h text:style-name="P4" text:outline-level="2">list = [1,13,24,1]</text:h>
              <text:h text:style-name="P5" text:outline-level="2">arr = bytearray(list)</text:h>
              <text:h text:style-name="P5" text:outline-level="2">print (arr)</text:h>
              <text:h text:style-name="P4" text:outline-level="2">print (len(arr))</text:h>
            </text:list-header>
          </text:list>
        </text:list-item>
      </text:list>
      <text:h text:style-name="P6" text:outline-level="2"/>
      <text:h text:style-name="P7" text:outline-level="2">Output: </text:h>
      <text:h text:style-name="P7" text:outline-level="2"><text:s text:c="15"/>bytearray(b'\x01\r\x18\x01')</text:h>
      <text:h text:style-name="P7" text:outline-level="2"><text:s text:c="15"/>4 </text:h>
      <text:h text:style-name="P7" text:outline-level="2"/>
      <text:h text:style-name="P8" text:outline-level="2">b) <text:s text:c="2"/><text:span text:style-name="T13">Write a Python program to count the number of characters (character frequency) in a string.</text:span></text:h>
      <text:h text:style-name="P8" text:outline-level="2"><text:span text:style-name="T13"/></text:h>
      <text:h text:style-name="P8" text:outline-level="2"><text:span text:style-name="T13"><text:s text:c="7"/>Code:</text:span></text:h>
      <text:p text:style-name="Standard"><text:s text:c="17"/># W.A.P.P to count the number of characters(character frequency) in <text:s/>string.</text:p>
      <text:p text:style-name="Standard"/>
      <text:p text:style-name="Standard"><text:tab/> <text:s text:c="4"/>count = 0</text:p>
      <text:p text:style-name="Standard"><text:tab/> <text:s text:c="3"/>element = []</text:p>
      <text:p text:style-name="Standard"/>
      <text:p text:style-name="Standard"><text:tab/> <text:s text:c="3"/>string = "google.com"</text:p>
      <text:p text:style-name="Standard"/>
      <text:p text:style-name="Standard"><text:tab/> <text:s text:c="3"/>for i in string:</text:p>
      <text:p text:style-name="Standard"><text:tab/> <text:s text:c="3"/>if i not in element:</text:p>
      <text:p text:style-name="Standard"><text:s text:c="15"/><text:tab/>element.append(i)</text:p>
      <text:p text:style-name="Standard"><text:s text:c="3"/><text:tab/> <text:s text:c="2"/>else:</text:p>
      <text:p text:style-name="Standard"><text:s text:c="7"/><text:tab/> <text:tab/>continue</text:p>
      <text:p text:style-name="Standard"/>
      <text:p text:style-name="Standard"><text:s text:c="4"/><text:tab/> <text:s text:c="2"/>for x in string:</text:p>
      <text:p text:style-name="Standard"><text:s text:c="4"/><text:tab/> <text:s text:c="6"/>if i == x:</text:p>
      <text:p text:style-name="Standard"><text:s text:c="4"/><text:tab/> <text:s text:c="10"/>count+=1</text:p>
      <text:p text:style-name="Standard"/>
      <text:p text:style-name="Standard"><text:s text:c="5"/><text:tab/> <text:s text:c="2"/>element.append(count)</text:p>
      <text:p text:style-name="Standard"><text:s text:c="4"/><text:tab/> <text:s text:c="2"/>count = 0</text:p>
      <text:p text:style-name="Standard"><text:s text:c="8"/></text:p>
      <text:p text:style-name="Standard"/>
      <text:p text:style-name="Standard"><text:tab/> <text:s text:c="2"/>print (element)</text:p>
      <text:h text:style-name="P2" text:outline-level="1"><text:soft-page-break/>output:<text:span text:style-name="T17"> ['g', 2, 'o', 3, 'l', 1, 'e', 1, '.', 1, 'c', 1, 'm', 1]</text:span></text:h>
      <text:p text:style-name="Standard"><text:s/></text:p>
      <text:p text:style-name="Standard"><text:s text:c="2"/></text:p>
      <text:p text:style-name="P10">c) <text:s text:c="2"/><text:span text:style-name="T13">Write a Python function that takes a list of words and returns the length of the longest one.</text:span></text:p>
      <text:p text:style-name="P10"><text:span text:style-name="T13"/></text:p>
      <text:p text:style-name="P10"><text:span text:style-name="T13"><text:tab/>Code:</text:span></text:p>
      <text:p text:style-name="Standard"><text:tab/><text:tab/># W.A Python function that takes a list of words and return the length of the longest one.</text:p>
      <text:p text:style-name="Standard"/>
      <text:p text:style-name="Standard"><text:tab/><text:tab/>word_list = ["varun", "there", "list", "word", "longest"]</text:p>
      <text:p text:style-name="Standard"/>
      <text:p text:style-name="Standard"><text:tab/><text:tab/>def longestWord(list):</text:p>
      <text:p text:style-name="Standard"><text:tab/><text:tab/>length_list = []</text:p>
      <text:p text:style-name="Standard"><text:tab/><text:tab/>for x in list:</text:p>
      <text:p text:style-name="Standard"><text:tab/><text:tab/><text:tab/>length_list.append(len(x))</text:p>
      <text:p text:style-name="Standard"><text:tab/></text:p>
      <text:p text:style-name="Standard"><text:tab/><text:tab/>print ("longest word:" + str(max(length_list)))</text:p>
      <text:p text:style-name="Standard"/>
      <text:p text:style-name="Standard"/>
      <text:p text:style-name="Standard"><text:tab/><text:tab/>longestWord(word_list)</text:p>
      <text:p text:style-name="Standard"/>
      <text:p text:style-name="Standard"/>
      <text:p text:style-name="P1"><text:tab/><text:span text:style-name="T19">output: </text:span><text:span text:style-name="T18">longest word:7</text:span></text:p>
      <text:p text:style-name="P20"><text:span text:style-name="T18"/></text:p>
      <text:p text:style-name="P21"><text:span text:style-name="T17">d) </text:span><text:span text:style-name="T16">Write a Python program to create a set and perform following operations on it.</text:span></text:p>
      <text:p text:style-name="P22"/>
      <text:p text:style-name="P22"><text:tab/><text:span text:style-name="T24">Code:</text:span></text:p>
      <text:p text:style-name="Standard"><text:tab/><text:tab/><text:span text:style-name="T24"># W.A.P.P to create a set and perform following operations <text:tab/><text:tab/>on it: a]iteration over sets. b]to add members in a set. <text:tab/><text:tab/><text:tab/>c]To remove items from set. d]To remove an item from a set <text:tab/><text:tab/>if it is present in a set. e]To create an intersection of <text:tab/><text:tab/><text:tab/>sets.</text:span></text:p>
      <text:p text:style-name="Standard"><text:span text:style-name="T24"/></text:p>
      <text:p text:style-name="Standard"><text:span text:style-name="T24"><text:tab/><text:tab/>names = {"varun", "pranali", "ashutosh", "chaitanya"} </text:span></text:p>
      <text:p text:style-name="Standard"><text:span text:style-name="T24"/></text:p>
      <text:p text:style-name="Standard"><text:span text:style-name="T24"><text:tab/><text:tab/># a] Iteration over set...........................</text:span></text:p>
      <text:p text:style-name="Standard"><text:span text:style-name="T24"><text:tab/><text:tab/>for x in names:</text:span></text:p>
      <text:p text:style-name="Standard"><text:span text:style-name="T24"><text:tab/><text:tab/>print (x)</text:span></text:p>
      <text:p text:style-name="Standard"><text:span text:style-name="T24"/></text:p>
      <text:p text:style-name="Standard"><text:span text:style-name="T24"><text:tab/><text:tab/># b] Add members in a set......................</text:span></text:p>
      <text:p text:style-name="Standard"><text:span text:style-name="T24"><text:tab/><text:tab/>names.add("priyal")</text:span></text:p>
      <text:p text:style-name="Standard"><text:soft-page-break/><text:span text:style-name="T24"><text:tab/><text:tab/>print (names)</text:span></text:p>
      <text:p text:style-name="Standard"><text:span text:style-name="T24"/></text:p>
      <text:p text:style-name="Standard"><text:span text:style-name="T24"><text:tab/><text:tab/># c] Remove an item...................</text:span></text:p>
      <text:p text:style-name="Standard"><text:span text:style-name="T24"><text:tab/><text:tab/>names.remove("varun")</text:span></text:p>
      <text:p text:style-name="Standard"><text:span text:style-name="T24"><text:tab/><text:tab/>print (names)</text:span></text:p>
      <text:p text:style-name="Standard"><text:span text:style-name="T24"><text:tab/></text:span></text:p>
      <text:p text:style-name="Standard"><text:span text:style-name="T24"><text:tab/><text:tab/># d] Remove an item if it is present..............</text:span></text:p>
      <text:p text:style-name="Standard"><text:span text:style-name="T24"><text:tab/><text:tab/>if "pranali" in names:</text:span></text:p>
      <text:p text:style-name="Standard"><text:span text:style-name="T24"><text:tab/><text:tab/>names.remove("pranali")</text:span></text:p>
      <text:p text:style-name="Standard"><text:span text:style-name="T24"/></text:p>
      <text:p text:style-name="Standard"><text:span text:style-name="T24"><text:tab/><text:tab/>print (names)</text:span></text:p>
      <text:p text:style-name="Standard"><text:span text:style-name="T24"/></text:p>
      <text:p text:style-name="Standard"><text:span text:style-name="T24"><text:tab/><text:tab/># e] intersection of sets...............</text:span></text:p>
      <text:p text:style-name="Standard"><text:span text:style-name="T24"><text:tab/><text:tab/>name = {"ashutosh", "chaitanya", "varun", "harsh"}</text:span></text:p>
      <text:p text:style-name="Standard"><text:span text:style-name="T24"><text:tab/><text:tab/>intersec = names.intersection(name)</text:span></text:p>
      <text:p text:style-name="Standard"><text:span text:style-name="T24"><text:tab/><text:tab/>print (intersec)</text:span></text:p>
      <text:p text:style-name="Standard"><text:span text:style-name="T24"/></text:p>
      <text:p text:style-name="Standard"><text:tab/><text:span text:style-name="T25">output: </text:span>varun</text:p>
      <text:p text:style-name="Standard"><text:tab/><text:tab/>ashutosh</text:p>
      <text:p text:style-name="Standard"><text:tab/><text:tab/>chaitanya</text:p>
      <text:p text:style-name="Standard"><text:tab/><text:tab/>pranali</text:p>
      <text:p text:style-name="Standard"><text:tab/><text:tab/>{'priyal', 'ashutosh', 'chaitanya', 'varun', 'pranali'}</text:p>
      <text:p text:style-name="Standard"><text:tab/><text:tab/>{'priyal', 'ashutosh', 'chaitanya', 'pranali'}</text:p>
      <text:p text:style-name="Standard"><text:tab/><text:tab/>{'priyal', 'ashutosh', 'chaitanya'}</text:p>
      <text:p text:style-name="Standard"><text:tab/><text:tab/>{'ashutosh', 'chaitanya'}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Hack Nerd Font" svg:font-family="'Hack Nerd Font'" style:font-pitch="fixed"/>
    <style:font-face style:name="Likhan" svg:font-family="Likh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>
        <style:tab-stops>
          <style:tab-stop style:position="9.472cm"/>
        </style:tab-stops>
      </style:paragraph-properties>
      <style:text-properties officeooo:paragraph-rsid="00178d9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23:05:12.102592390</meta:creation-date>
    <meta:generator>LibreOffice/6.3.4.2$Linux_X86_64 LibreOffice_project/30$Build-2</meta:generator>
    <dc:date>2020-02-10T23:41:01.761026978</dc:date>
    <meta:editing-duration>PT13M37S</meta:editing-duration>
    <meta:editing-cycles>2</meta:editing-cycles>
    <meta:document-statistic meta:table-count="2" meta:image-count="0" meta:object-count="0" meta:page-count="7" meta:paragraph-count="218" meta:word-count="1168" meta:character-count="7329" meta:non-whitespace-character-count="6070"/>
  </office:meta>
</office:document-meta>
</file>